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style:style style:name="ce1" style:family="table-cell" style:parent-style-name="Default" style:data-style-name="N5000">
      <style:text-properties fo:font-weight="bold" style:font-weight-asian="bold" style:font-weight-complex="bold"/>
    </style:style>
    <style:style style:name="ce2" style:family="table-cell" style:parent-style-name="Default" style:data-style-name="N5000"/>
    <style:style style:name="ce3" style:family="table-cell" style:parent-style-name="Default" style:data-style-name="N5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table:style-name="ce3" office:value-type="string" table:number-columns-spanned="4" table:number-rows-spanned="1">
            <text:p>Gauss-Bonnet</text:p>
          </table:table-cell>
          <table:covered-table-cell/>
          <table:covered-table-cell table:style-name="ce1"/>
          <table:covered-table-cell/>
          <table:table-cell table:style-name="ce3" office:value-type="string" table:number-columns-spanned="4" table:number-rows-spanned="1">
            <text:p>Laplace(X)</text:p>
          </table:table-cell>
          <table:covered-table-cell/>
          <table:covered-table-cell table:style-name="ce1"/>
          <table:covered-table-cell/>
          <table:table-cell table:style-name="ce1"/>
          <table:table-cell table:number-columns-repeated="1014"/>
        </table:table-row>
        <table:table-row table:style-name="ro2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office:value-type="string">
            <text:p>EOC</text:p>
          </table:table-cell>
          <table:table-cell table:style-name="ce1" office:value-type="string">
            <text:p>ErrMaxK</text:p>
          </table:table-cell>
          <table:table-cell office:value-type="string">
            <text:p>EOC</text:p>
          </table:table-cell>
          <table:table-cell table:style-name="ce1" office:value-type="string">
            <text:p>Err2H</text:p>
          </table:table-cell>
          <table:table-cell office:value-type="string">
            <text:p>EOC</text:p>
          </table:table-cell>
          <table:table-cell table:style-name="ce1" office:value-type="string">
            <text:p>ErrMaxH</text:p>
          </table:table-cell>
          <table:table-cell office:value-type="string">
            <text:p>EOC</text:p>
          </table:table-cell>
          <table:table-cell table:style-name="ce1" office:value-type="string">
            <text:p>Bem.</text:p>
          </table:table-cell>
          <table:table-cell table:number-columns-repeated="1014"/>
        </table:table-row>
        <table:table-row table:style-name="ro3">
          <table:table-cell office:value-type="float" office:value="0.249117">
            <text:p>0.249117</text:p>
          </table:table-cell>
          <table:table-cell office:value-type="float" office:value="0.0648689">
            <text:p>0.0648689</text:p>
          </table:table-cell>
          <table:table-cell/>
          <table:table-cell office:value-type="float" office:value="0.0585884">
            <text:p>0.0585884</text:p>
          </table:table-cell>
          <table:table-cell/>
          <table:table-cell office:value-type="float" office:value="0.0417427">
            <text:p>0.0417427</text:p>
          </table:table-cell>
          <table:table-cell/>
          <table:table-cell office:value-type="float" office:value="0.13217">
            <text:p>0.13217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78909">
            <text:p>0.178909</text:p>
          </table:table-cell>
          <table:table-cell office:value-type="float" office:value="0.0353589">
            <text:p>0.0353589</text:p>
          </table:table-cell>
          <table:table-cell table:formula="of:=LOG([.B3]/[.B4])/LOG([.$A3]/[.$A4])" office:value-type="float" office:value="1.83303630962846">
            <text:p>1.8330363096</text:p>
          </table:table-cell>
          <table:table-cell office:value-type="float" office:value="0.0552849">
            <text:p>0.0552849</text:p>
          </table:table-cell>
          <table:table-cell table:formula="of:=LOG([.D3]/[.D4])/LOG([.$A3]/[.$A4])" office:value-type="float" office:value="0.175314065777003">
            <text:p>0.1753140658</text:p>
          </table:table-cell>
          <table:table-cell office:value-type="float" office:value="0.0224049">
            <text:p>0.0224049</text:p>
          </table:table-cell>
          <table:table-cell table:formula="of:=LOG([.F3]/[.F4])/LOG([.$A3]/[.$A4])" office:value-type="float" office:value="1.87963632526388">
            <text:p>1.8796363253</text:p>
          </table:table-cell>
          <table:table-cell office:value-type="float" office:value="0.0819829">
            <text:p>0.0819829</text:p>
          </table:table-cell>
          <table:table-cell table:formula="of:=LOG([.H3]/[.H4])/LOG([.$A3]/[.$A4])" office:value-type="float" office:value="1.442636957485">
            <text:p>1.4426369575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09365">
            <text:p>0.109365</text:p>
          </table:table-cell>
          <table:table-cell office:value-type="float" office:value="0.0167844">
            <text:p>0.0167844</text:p>
          </table:table-cell>
          <table:table-cell table:formula="of:=LOG([.B4]/[.B5])/LOG([.$A4]/[.$A5])" office:value-type="float" office:value="1.51385789646507">
            <text:p>1.5138578965</text:p>
          </table:table-cell>
          <table:table-cell office:value-type="float" office:value="0.053577">
            <text:p>0.053577</text:p>
          </table:table-cell>
          <table:table-cell table:formula="of:=LOG([.D4]/[.D5])/LOG([.$A4]/[.$A5])" office:value-type="float" office:value="0.0637562205054551">
            <text:p>0.0637562205</text:p>
          </table:table-cell>
          <table:table-cell office:value-type="float" office:value="0.00911353">
            <text:p>0.00911353</text:p>
          </table:table-cell>
          <table:table-cell table:formula="of:=LOG([.F4]/[.F5])/LOG([.$A4]/[.$A5])" office:value-type="float" office:value="1.82759944260819">
            <text:p>1.8275994426</text:p>
          </table:table-cell>
          <table:table-cell office:value-type="float" office:value="0.0354003">
            <text:p>0.0354003</text:p>
          </table:table-cell>
          <table:table-cell table:formula="of:=LOG([.H4]/[.H5])/LOG([.$A4]/[.$A5])" office:value-type="float" office:value="1.70624466718323">
            <text:p>1.7062446672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3">
          <table:table-cell office:value-type="float" office:value="0.0784945">
            <text:p>0.0784945</text:p>
          </table:table-cell>
          <table:table-cell office:value-type="float" office:value="0.0109777">
            <text:p>0.0109777</text:p>
          </table:table-cell>
          <table:table-cell table:formula="of:=LOG([.B5]/[.B6])/LOG([.$A5]/[.$A6])" office:value-type="float" office:value="1.2801692354015">
            <text:p>1.2801692354</text:p>
          </table:table-cell>
          <table:table-cell office:value-type="float" office:value="0.0517027">
            <text:p>0.0517027</text:p>
          </table:table-cell>
          <table:table-cell table:formula="of:=LOG([.D5]/[.D6])/LOG([.$A5]/[.$A6])" office:value-type="float" office:value="0.107367829458015">
            <text:p>0.1073678295</text:p>
          </table:table-cell>
          <table:table-cell office:value-type="float" office:value="0.0049928">
            <text:p>0.0049928</text:p>
          </table:table-cell>
          <table:table-cell table:formula="of:=LOG([.F5]/[.F6])/LOG([.$A5]/[.$A6])" office:value-type="float" office:value="1.81438514771336">
            <text:p>1.8143851477</text:p>
          </table:table-cell>
          <table:table-cell office:value-type="float" office:value="0.0198031">
            <text:p>0.0198031</text:p>
          </table:table-cell>
          <table:table-cell table:formula="of:=LOG([.H5]/[.H6])/LOG([.$A5]/[.$A6])" office:value-type="float" office:value="1.75142520042222">
            <text:p>1.7514252004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formula="of:=LOG([.B6]/[.B7])/LOG([.$A6]/[.$A7])" office:value-type="float" office:value="0">
            <text:p>#DIV/0!</text:p>
          </table:table-cell>
          <table:table-cell/>
          <table:table-cell table:formula="of:=LOG([.D6]/[.D7])/LOG([.$A6]/[.$A7])" office:value-type="float" office:value="0">
            <text:p>#DIV/0!</text:p>
          </table:table-cell>
          <table:table-cell/>
          <table:table-cell table:formula="of:=LOG([.F6]/[.F7])/LOG([.$A6]/[.$A7])" office:value-type="float" office:value="0">
            <text:p>#DIV/0!</text:p>
          </table:table-cell>
          <table:table-cell/>
          <table:table-cell table:formula="of:=LOG([.H6]/[.H7])/LOG([.$A6]/[.$A7])" office:value-type="float" office:value="0">
            <text:p>#DIV/0!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formula="of:=LOG([.B7]/[.B8])/LOG([.$A7]/[.$A8])" office:value-type="float" office:value="0">
            <text:p>#DIV/0!</text:p>
          </table:table-cell>
          <table:table-cell/>
          <table:table-cell table:formula="of:=LOG([.D7]/[.D8])/LOG([.$A7]/[.$A8])" office:value-type="float" office:value="0">
            <text:p>#DIV/0!</text:p>
          </table:table-cell>
          <table:table-cell/>
          <table:table-cell table:formula="of:=LOG([.F7]/[.F8])/LOG([.$A7]/[.$A8])" office:value-type="float" office:value="0">
            <text:p>#DIV/0!</text:p>
          </table:table-cell>
          <table:table-cell/>
          <table:table-cell table:formula="of:=LOG([.H7]/[.H8])/LOG([.$A7]/[.$A8])" office:value-type="float" office:value="0">
            <text:p>#DIV/0!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" office:value-type="string">
            <text:p>Weingarten:</text:p>
          </table:table-cell>
          <table:table-cell table:style-name="ce3" office:value-type="string" table:number-columns-spanned="4" table:number-rows-spanned="1">
            <text:p>k1 * k2</text:p>
          </table:table-cell>
          <table:covered-table-cell table:number-columns-repeated="3"/>
          <table:table-cell table:style-name="ce3" office:value-type="string" table:number-columns-spanned="4" table:number-rows-spanned="1">
            <text:p>0.5 * (k1 + k2)</text:p>
          </table:table-cell>
          <table:covered-table-cell table:number-columns-repeated="3"/>
          <table:table-cell table:number-columns-repeated="1015"/>
        </table:table-row>
        <table:table-row table:style-name="ro2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office:value-type="string">
            <text:p>EOC</text:p>
          </table:table-cell>
          <table:table-cell table:style-name="ce1" office:value-type="string">
            <text:p>ErrMaxK</text:p>
          </table:table-cell>
          <table:table-cell office:value-type="string">
            <text:p>EOC</text:p>
          </table:table-cell>
          <table:table-cell table:style-name="ce1" office:value-type="string">
            <text:p>Err2H</text:p>
          </table:table-cell>
          <table:table-cell office:value-type="string">
            <text:p>EOC</text:p>
          </table:table-cell>
          <table:table-cell table:style-name="ce1" office:value-type="string">
            <text:p>ErrMaxH</text:p>
          </table:table-cell>
          <table:table-cell office:value-type="string">
            <text:p>EOC</text:p>
          </table:table-cell>
          <table:table-cell table:style-name="ce1" office:value-type="string">
            <text:p>Bem.</text:p>
          </table:table-cell>
          <table:table-cell table:number-columns-repeated="1014"/>
        </table:table-row>
        <table:table-row table:style-name="ro3">
          <table:table-cell office:value-type="float" office:value="0.249117">
            <text:p>0.249117</text:p>
          </table:table-cell>
          <table:table-cell office:value-type="float" office:value="0.233452">
            <text:p>0.233452</text:p>
          </table:table-cell>
          <table:table-cell/>
          <table:table-cell office:value-type="float" office:value="0.47307">
            <text:p>0.47307</text:p>
          </table:table-cell>
          <table:table-cell/>
          <table:table-cell office:value-type="float" office:value="0.0950944">
            <text:p>0.0950944</text:p>
          </table:table-cell>
          <table:table-cell/>
          <table:table-cell office:value-type="float" office:value="0.321923">
            <text:p>0.321923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78909">
            <text:p>0.178909</text:p>
          </table:table-cell>
          <table:table-cell office:value-type="float" office:value="0.143152">
            <text:p>0.143152</text:p>
          </table:table-cell>
          <table:table-cell table:formula="of:=LOG([.B15]/[.B16])/LOG([.$A15]/[.$A16])" office:value-type="float" office:value="1.47734882165994">
            <text:p>1.4773488217</text:p>
          </table:table-cell>
          <table:table-cell office:value-type="float" office:value="0.326632">
            <text:p>0.326632</text:p>
          </table:table-cell>
          <table:table-cell table:formula="of:=LOG([.D15]/[.D16])/LOG([.$A15]/[.$A16])" office:value-type="float" office:value="1.11890770547588">
            <text:p>1.1189077055</text:p>
          </table:table-cell>
          <table:table-cell office:value-type="float" office:value="0.056816">
            <text:p>0.056816</text:p>
          </table:table-cell>
          <table:table-cell table:formula="of:=LOG([.F15]/[.F16])/LOG([.$A15]/[.$A16])" office:value-type="float" office:value="1.55583540673484">
            <text:p>1.5558354067</text:p>
          </table:table-cell>
          <table:table-cell office:value-type="float" office:value="0.219472">
            <text:p>0.219472</text:p>
          </table:table-cell>
          <table:table-cell table:formula="of:=LOG([.H15]/[.H16])/LOG([.$A15]/[.$A16])" office:value-type="float" office:value="1.15720611348096">
            <text:p>1.1572061135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09365">
            <text:p>0.109365</text:p>
          </table:table-cell>
          <table:table-cell office:value-type="float" office:value="0.053577">
            <text:p>0.053577</text:p>
          </table:table-cell>
          <table:table-cell table:formula="of:=LOG([.B16]/[.B17])/LOG([.$A16]/[.$A17])" office:value-type="float" office:value="1.99677837854608">
            <text:p>1.9967783785</text:p>
          </table:table-cell>
          <table:table-cell office:value-type="float" office:value="0.157132">
            <text:p>0.157132</text:p>
          </table:table-cell>
          <table:table-cell table:formula="of:=LOG([.D16]/[.D17])/LOG([.$A16]/[.$A17])" office:value-type="float" office:value="1.48672933901265">
            <text:p>1.486729339</text:p>
          </table:table-cell>
          <table:table-cell office:value-type="float" office:value="0.0244846">
            <text:p>0.0244846</text:p>
          </table:table-cell>
          <table:table-cell table:formula="of:=LOG([.F16]/[.F17])/LOG([.$A16]/[.$A17])" office:value-type="float" office:value="1.71027410302677">
            <text:p>1.710274103</text:p>
          </table:table-cell>
          <table:table-cell office:value-type="float" office:value="0.105217">
            <text:p>0.105217</text:p>
          </table:table-cell>
          <table:table-cell table:formula="of:=LOG([.H16]/[.H17])/LOG([.$A16]/[.$A17])" office:value-type="float" office:value="1.49374261519334">
            <text:p>1.4937426152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3">
          <table:table-cell office:value-type="float" office:value="0.0784945">
            <text:p>0.0784945</text:p>
          </table:table-cell>
          <table:table-cell office:value-type="float" office:value="0.0350771">
            <text:p>0.0350771</text:p>
          </table:table-cell>
          <table:table-cell table:formula="of:=LOG([.B17]/[.B18])/LOG([.$A17]/[.$A18])" office:value-type="float" office:value="1.27711623405501">
            <text:p>1.2771162341</text:p>
          </table:table-cell>
          <table:table-cell office:value-type="float" office:value="0.0915163">
            <text:p>0.0915163</text:p>
          </table:table-cell>
          <table:table-cell table:formula="of:=LOG([.D17]/[.D18])/LOG([.$A17]/[.$A18])" office:value-type="float" office:value="1.62987783384284">
            <text:p>1.6298778338</text:p>
          </table:table-cell>
          <table:table-cell office:value-type="float" office:value="0.0133244">
            <text:p>0.0133244</text:p>
          </table:table-cell>
          <table:table-cell table:formula="of:=LOG([.F17]/[.F18])/LOG([.$A17]/[.$A18])" office:value-type="float" office:value="1.83453865523973">
            <text:p>1.8345386552</text:p>
          </table:table-cell>
          <table:table-cell office:value-type="float" office:value="0.0610161">
            <text:p>0.0610161</text:p>
          </table:table-cell>
          <table:table-cell table:formula="of:=LOG([.H17]/[.H18])/LOG([.$A17]/[.$A18])" office:value-type="float" office:value="1.64289710614198">
            <text:p>1.6428971061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formula="of:=LOG([.B18]/[.B19])/LOG([.$A18]/[.$A19])" office:value-type="float" office:value="0">
            <text:p>#DIV/0!</text:p>
          </table:table-cell>
          <table:table-cell/>
          <table:table-cell table:formula="of:=LOG([.D18]/[.D19])/LOG([.$A18]/[.$A19])" office:value-type="float" office:value="0">
            <text:p>#DIV/0!</text:p>
          </table:table-cell>
          <table:table-cell/>
          <table:table-cell table:formula="of:=LOG([.F18]/[.F19])/LOG([.$A18]/[.$A19])" office:value-type="float" office:value="0">
            <text:p>#DIV/0!</text:p>
          </table:table-cell>
          <table:table-cell/>
          <table:table-cell table:formula="of:=LOG([.H18]/[.H19])/LOG([.$A18]/[.$A19])" office:value-type="float" office:value="0">
            <text:p>#DIV/0!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formula="of:=LOG([.B19]/[.B20])/LOG([.$A19]/[.$A20])" office:value-type="float" office:value="0">
            <text:p>#DIV/0!</text:p>
          </table:table-cell>
          <table:table-cell/>
          <table:table-cell table:formula="of:=LOG([.D19]/[.D20])/LOG([.$A19]/[.$A20])" office:value-type="float" office:value="0">
            <text:p>#DIV/0!</text:p>
          </table:table-cell>
          <table:table-cell/>
          <table:table-cell table:formula="of:=LOG([.F19]/[.F20])/LOG([.$A19]/[.$A20])" office:value-type="float" office:value="0">
            <text:p>#DIV/0!</text:p>
          </table:table-cell>
          <table:table-cell/>
          <table:table-cell table:formula="of:=LOG([.H19]/[.H20])/LOG([.$A19]/[.$A20])" office:value-type="float" office:value="0">
            <text:p>#DIV/0!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</meta:initial-creator>
    <meta:creation-date>2014-02-27T12:55:53</meta:creation-date>
    <dc:date>2014-02-27T13:45:42</dc:date>
    <dc:creator>ingo </dc:creator>
    <meta:editing-duration>PT34M39S</meta:editing-duration>
    <meta:editing-cycles>6</meta:editing-cycles>
    <meta:generator>LibreOffice/3.6$Linux_X86_64 LibreOffice_project/360m1$Build-2</meta:generator>
    <meta:document-statistic meta:table-count="1" meta:cell-count="137" meta:object-count="0"/>
  </office:meta>
</office:document-meta>
</file>